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binary" manifest:full-path="layout-cache" manifest:version="1.2"/>
  <manifest:file-entry manifest:media-type="image/png" manifest:full-path="Pictures/10000000000001E000000180DF584908DF69501C.png"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application/rdf+xml" manifest:full-path="manifest.rdf"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n assessment of openness, availability and reliability of official information on sulphur dioxide emissions from the largest anthropogenic point sources in Russia using remote sensing data</text:p>
      <text:p text:style-name="Author">P. O. Syomin</text:p>
      <text:p text:style-name="Основной текст">Limited Liability Company Habr, 2/1 Spartakovskiy Lane, Section 3, Moscow, 105082, Russian Federation</text:p>
      <text:p text:style-name="Основной текст">Everyone has a right to information about the state of the environment. The purpose of the study is to assess the openness, availability and reliability of official information on sulphur dioxide emissions from 31 of the largest point anthropogenic sources located in Russia. For the assessment, a comparison was made of the amounts of emissions according to official reporting and remote sensing data. The set of reported data was formed using information from websites of Federal State Statistic Service and of Federal Service for Supervision of Natural Resources, as well as those contained in state reports on the ecological situation and on environmental protection or in public non-financial statements of large companies. Remote sensing dataset was downloaded from NASA Global Sulfur Dioxide Monitoring project website. Data comparison was carried out using statistical analysis methods. It is found that remote sensing data can be considered a standard of information openness and availability, while reported data is incomplete and require significant efforts to collect. For the emissions up to 50 000 tons per year, the differences between the reported and remote sensing data can be explained solely by the uncertainty of satellite measures. With a larger amount, however, the remote sensing values are in general larger than reported ones, which may indicate imperfect systems of emission control from stationary sources, the presence of many unaccounted sources, or deliberate distortion of environmental information. Emission catalogues from satellite data can become an alternative and supplement to official reporting, as well as be used for control and surveillance activities and bringing to legal responsibility. Topical issues are publishing official environmental information in a form of open data, the development of mechanisms for public non-financial reporting of large companies, the study of the links between information transparency and reliability of the information, as well as the peculiarities of the formation of official reporting about environmental impact.</text:p>
      <text:p text:style-name="Основной текст"><text:span text:style-name="T1">Keywords:</text:span> official ecological information, right for information, openness of information, availability of information, reliability of inrofmation, remote sensing of environment, air pollution, sulphur dioxide, space monitoring.</text:p>
      <text:h text:style-name="Heading_20_1" text:outline-level="1"><text:bookmark-start text:name="bibliography"/>References<text:bookmark-end text:name="bibliography"/></text:h>
      <text:p text:style-name="First_20_paragraph">Bakharev, Aleksei V., Ekaterina V. Khodyreva, Laura N. Bogdanova. 2009. “Latent Crime in the Sphere of Illegal Felling of Forestation”. <text:span text:style-name="T1">Vestnik Akademii General’noi prokuratury Rossiiskoi Federatsii</text:span> 5 (13): 44–46. (In Russian)</text:p>
      <text:p text:style-name="Text_20_body">Damm, Irina A., Evgenii A. Akunchenko, Nikolai V. Shchedrin. 2019. “Openness of public authority: issues of the conceptual and categorical framework”. <text:span text:style-name="T1">Vestnik Sankt-Peterburgskogo universiteta. Pravo</text:span> 2: 226–242. <text:a xlink:type="simple" xlink:href="https://doi.org/https://doi.org/10.21638/spbu14.2019.203" office:name=""><text:span text:style-name="Definition">https://doi.org/https://doi.org/10.21638/spbu14.2019.203</text:span></text:a>. (In Russian)</text:p>
      <text:p text:style-name="Text_20_body">Damm, Irina A., Olga V. Ron’zhina, Evgeniy A. Akunchenko, Margarita A. Volkova, Andrey V. Korkhov. 2018. “Openness and free access to information about the legal activities of local governments in the Russian Federation”. <text:span text:style-name="T1">Rossiiskii iuridicheskii zhurnal</text:span> 6 (123): 85–97. (In Russian)</text:p>
      <text:p text:style-name="Text_20_body">Melnikova, Valentina G. 2017. “Open source data in the mechanism for implementing the right of citizens to true information about the environmental conditions”. <text:span text:style-name="T1">Vestnik Tomskogo gosudarstvennogo universiteta. Pravo</text:span> 23: 124–130. <text:a xlink:type="simple" xlink:href="https://doi.org/10.17223/22253513/23/14" office:name=""><text:span text:style-name="Definition">https://doi.org/10.17223/22253513/23/14</text:span></text:a>. (In Russian)</text:p>
      <text:p text:style-name="Text_20_body">Misnik, Galina A. 2007. “Right to access to the ecological information”. <text:span text:style-name="T1">Zhurnal rossiiskogo prava</text:span> 2: 83–92. (In Russian)</text:p>
      <text:p text:style-name="Text_20_body">Rozov, Sergei Yu., Nina D. Kutuzova, Tat’yana N. Bolysheva. 2019. “Experience of Applying Remote Sensing Earth Datain Environmental Forensics”. <text:span text:style-name="T1">Teoriia i praktika sudebnoi ekspertizy</text:span> 14 (1): 56–65. <text:a xlink:type="simple" xlink:href="https://doi.org/10.30764/1819-2785-2019-14-1-56-65" office:name=""><text:span text:style-name="Definition">https://doi.org/10.30764/1819-2785-2019-14-1-56-65</text:span></text:a>. (In Russian)</text:p>
      <text:p text:style-name="Text_20_body">Sergeeva, Olga S. 2019. “The application of geo-information technologies to increase the effectiveness of land supervision”. <text:span text:style-name="T1">Geograficheskii vestnik</text:span> 4 (51): 154–162. (In Russian)</text:p>
      <text:p text:style-name="Text_20_body">Tereshchenko, Liudmila K. 2010. “Access to the Information: Legal Guarantees”. <text:span text:style-name="T1">Zhurnal rossiiskogo prava</text:span> 10: 46–53. (In Russian)</text:p>
      <text:p text:style-name="Text_20_body">Uskova, Marina S. 2017. “Modern technologies of space monitoring as a way to improve the legal regulation of an insurance contract for agricultural crops, carried out with state support”. <text:span text:style-name="T1">Uchenye trudy Rossiiskoi akademii advokatury i notariata</text:span> 4 (47): 123–127. (In Russian)</text:p>
      <text:p text:style-name="Text_20_body">Uskova, Marina S. 2018. “The innovative way to ensure transparency of agricultural insurance in Russia and abroad”. <text:span text:style-name="T1">Legal Concept = Pravovaia paradigma</text:span> 4: 45–52. <text:a xlink:type="simple" xlink:href="https://doi.org/10.15688/lc.jvolsu.2018.4.6" office:name=""><text:span text:style-name="Definition">https://doi.org/10.15688/lc.jvolsu.2018.4.6</text:span></text:a>. (In Russian)</text:p>
      <text:p text:style-name="Text_20_body">Vasilyeva, Mariia A., Konstantin V. Stepanyugin, Aleksandr V. Bogdanov. 2015. “Identification of violations of forestlegislation using remote monitoring systems in the Far Eastern Federal District”. <text:span text:style-name="T1">Vestnik Sankt-Peterburgskogo universiteta MVD Rossii</text:span> 4 (68): 107–111. (In Russian)</text:p>
      <text:p text:style-name="Text_20_body">Zuev, Dmitrii V., Valentin B. Kashkin, Konstantin V. Simonov. 2018. “The using satellite methods of monitoring for estimation of environmental state of northern territories of the Krasnoyarsk region”. <text:span text:style-name="T1">Uspekhi sovremennogo estestvoznaniia</text:span> 2: 86–92. (In Russian)</text:p>
      <text:p text:style-name="Text_20_body">Fioletov, Vitali E., Chris A. McLinden, Nickolay Krotkov, Can Li, Joanna Joiner, Nicolas Theys, Simon Carn, and Mike D. Moran. 2016. “A global catalogue of large SO₂ sources and emissions derived from the Ozone Monitoring Instrument”. <text:span text:style-name="T1">Atmospheric Chemistry and Physics</text:span> 16 (18): 11497–11519. <text:a xlink:type="simple" xlink:href="https://doi.org/10.5194/acp-16-11497-2016" office:name=""><text:span text:style-name="Definition">https://doi.org/10.5194/acp-16-11497-2016</text:span></text:a>.</text:p>
      <text:p text:style-name="Text_20_body">Knorre, Alex V. 2020. “Do Russian Police Fabricate Drug Offenses? Evidence From Seized Heroin’s Weight Distribution”. <text:span text:style-name="T1">Journal of Drug Issues</text:span>, 002204262091895. <text:a xlink:type="simple" xlink:href="https://doi.org/10.1177/0022042620918951" office:name=""><text:span text:style-name="Definition">https://doi.org/10.1177/0022042620918951</text:span></text:a>.</text:p>
      <text:p text:style-name="Text_20_body">Li, Can, Qiang Zhang, Nickolay A. Krotkov, David G. Streets, Kebin He, Si-Chee Tsay, and James F. Gleason. 2010. “Recent large reduction in sulfur dioxide emissions from Chinese power plants observed by the Ozone Monitoring Instrument”. <text:span text:style-name="T1">Geophysical Research Letters</text:span> 37 (8). <text:a xlink:type="simple" xlink:href="https://doi.org/10.1029/2010gl042594" office:name=""><text:span text:style-name="Definition">https://doi.org/10.1029/2010gl042594</text:span></text:a>.</text:p>
      <text:p text:style-name="Text_20_body">Liu, Fei, Sungyeon Choi, Can Li, Vitali E. Fioletov, Chris A. McLinden, Joanna Joiner, Nickolay A. Krotkov, et al. 2018. “A new global anthropogenic SO₂ emission inventory for the last decade: a mosaic of satellite-derived and bottom-up emissions”. <text:span text:style-name="T1">Atmospheric Chemistry and Physics</text:span> 18 (22): 16571–16586. <text:a xlink:type="simple" xlink:href="https://doi.org/10.5194/acp-18-16571-2018" office:name=""><text:span text:style-name="Definition">https://doi.org/10.5194/acp-18-16571-2018</text:span></text:a>.</text:p>
      <text:p text:style-name="Text_20_body">NASA. 2020. “MEaSUREs SO₂ source emission catalogue”. Accessed August 15, 2020. <text:a xlink:type="simple" xlink:href="https://so2.gsfc.nasa.gov/measures.html" office:name=""><text:span text:style-name="Definition">https://so2.gsfc.nasa.gov/measures.html</text:span></text:a>.</text:p>
      <text:p text:style-name="Text_20_body">Streets, David G., Timothy Canty, Gregory R. Carmichael, Benjamin de Foy, Russell R. Dickerson, Bryan N. Duncan, David P. Edwards, et al. 2013. “Emissions estimation from satellite retrievals: A review of current capability”. <text:span text:style-name="T1">Atmospheric Environment</text:span> 77: 1011–1042. <text:a xlink:type="simple" xlink:href="https://doi.org/10.1016/j.atmosenv.2013.05.051" office:name=""><text:span text:style-name="Definition">https://doi.org/10.1016/j.atmosenv.2013.05.051</text:span></text:a>.</text:p>
      <text:p text:style-name="Text_20_body">Vaughn, Timothy L., Clay S. Bell, Cody K. Pickering, Stefan Schwietzke, Garvin A. Heath, Gabrielle Pétron, Daniel J. Zimmerle, Russell C. Schnell, and Dag Nummedal. 2018. “Temporal variability largely explains top-down/bottom-up difference in methane emission estimates from a natural gas production region”. <text:span text:style-name="T1">Proceedings of the National Academy of Sciences</text:span> 115 (46): 11712–11717. <text:a xlink:type="simple" xlink:href="https://doi.org/10.1073/pnas.1805687115" office:name=""><text:span text:style-name="Definition">https://doi.org/10.1073/pnas.1805687115</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1.251cm" style:auto-text-indent="false"/>
      <style:text-properties fo:color="#000000"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1.251cm" style:auto-text-indent="false" style:page-number="auto"/>
      <style:text-properties fo:hyphenate="fals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Полужирный" style:font-family-generic="roman"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Полужирный" style:font-family-generic="roman" style:font-pitch="variable"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align="justify" style:justify-single-word="false" fo:hyphenation-ladder-count="no-limit" fo:text-indent="0cm" style:auto-text-indent="false"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1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left="0cm" fo:margin-right="0cm" fo:text-align="start" style:justify-single-word="false" fo:text-indent="0cm" style:auto-text-indent="false" style:page-number="auto"/>
      <style:text-properties fo:font-size="14pt"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margin-left="0cm" fo:margin-right="0cm" fo:margin-top="0cm" fo:margin-bottom="0cm" loext:contextual-spacing="false" fo:text-align="justify" style:justify-single-word="false" fo:hyphenation-ladder-count="no-limit" fo:text-indent="1.251cm" style:auto-text-indent="false" style:page-number="auto"/>
      <style:text-properties fo:hyphenate="false" fo:hyphenation-remain-char-count="2" fo:hyphenation-push-char-count="2"/>
    </style:style>
    <style:style style:name="Title" style:family="paragraph" style:parent-style-name="Heading" style:next-style-name="Text_20_body" style:class="chapter" style:master-page-name="">
      <style:paragraph-properties fo:margin-left="0cm" fo:margin-right="0cm" fo:text-align="start" style:justify-single-word="false" fo:text-indent="0cm" style:auto-text-indent="false" style:page-number="auto"/>
      <style:text-properties fo:font-variant="normal" fo:text-transform="none" style:font-name="Times New Roman1" fo:font-family="'Times New Roman'" style:font-style-name="Полужирный" style:font-family-generic="roman" style:font-pitch="variable" fo:font-size="14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assessment of openness, availability and reliability of official information on sulphur dioxide emissions from the largest anthropogenic point sources in Russia using remote sensing data</dc:title>
  </office:meta>
</office:document-meta>
</file>